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9.47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kw</text:p>
          </table:table-cell>
          <table:table-cell office:value-type="string">
            <text:p>cta</text:p>
          </table:table-cell>
          <table:table-cell office:value-type="string">
            <text:p>meta_desc</text:p>
          </table:table-cell>
        </table:table-row>
        <table:table-row table:style-name="ro1">
          <table:table-cell office:value-type="string">
            <text:p>Urremme</text:p>
          </table:table-cell>
          <table:table-cell office:value-type="string">
            <text:p>Stort Udvalg</text:p>
          </table:table-cell>
          <table:table-cell office:value-type="string">
            <text:p>Kæmpe Udvalg af [DEVICE] Urremme. Køb for 199,- og vi betaler Fragten. Hurtigt Service. Danmarks Største Udvalg af Remme.</text:p>
          </table:table-cell>
        </table:table-row>
        <table:table-row table:style-name="ro1">
          <table:table-cell office:value-type="string">
            <text:p>Remme</text:p>
          </table:table-cell>
          <table:table-cell office:value-type="string">
            <text:p>Bedste Udvalg</text:p>
          </table:table-cell>
          <table:table-cell office:value-type="string">
            <text:p>Alle slags [DEVICE] Urremme. Danmarks Største Udvalg. Gratis Levering ved køb over 199,-</text:p>
          </table:table-cell>
        </table:table-row>
        <table:table-row table:style-name="ro1">
          <table:table-cell/>
          <table:table-cell office:value-type="string">
            <text:p>Kæmpe Udvalg</text:p>
          </table:table-cell>
          <table:table-cell office:value-type="string">
            <text:p>Velkommen til et hav af [DEVICE] Urremme. Bestil inden kl. 15 og vi sender samme dag. Fri Fragt ved køb over 199,-</text:p>
          </table:table-cell>
        </table:table-row>
        <table:table-row table:style-name="ro1">
          <table:table-cell/>
          <table:table-cell office:value-type="string">
            <text:p>Giga Udvalg</text:p>
          </table:table-cell>
          <table:table-cell office:value-type="string">
            <text:p>Ny [DEVICE] rem? Så er dette stedet for dig! Vi har det største udvalg i Danmark. Hurtig Levering.</text:p>
          </table:table-cell>
        </table:table-row>
        <table:table-row table:style-name="ro1">
          <table:table-cell/>
          <table:table-cell office:value-type="string">
            <text:p>Mega Udvalg af remme til [DEVICE]</text:p>
          </table:table-cell>
          <table:table-cell office:value-type="string">
            <text:p>Uremme til [DEVICE] hos Danmarks Største Udvalg. Bestil inden. Kl 15 og vi sender i Dag. Køb for mere end 199,- og du får Gratis Fragt.</text:p>
          </table:table-cell>
        </table:table-row>
        <table:table-row table:style-name="ro1">
          <table:table-cell/>
          <table:table-cell office:value-type="string">
            <text:p>Største Udvalg i Danmark</text:p>
          </table:table-cell>
          <table:table-cell office:value-type="string">
            <text:p>Stort Sortiment af [DEVICE] Urremme. Hurtig Levering. Bedste udvalg og høj service. Find din nye rem i dag.</text:p>
          </table:table-cell>
        </table:table-row>
        <table:table-row table:style-name="ro1">
          <table:table-cell/>
          <table:table-cell office:value-type="string">
            <text:p>Danmarks Største Udvalg af remme til [DEVICE]</text:p>
          </table:table-cell>
          <table:table-cell office:value-type="string">
            <text:p>Stort udvalg af remme til [DEVICE]. Danmarks Største udvalg af Smartwatch urremme. Vi sender inden kl. 15 i dag.</text:p>
          </table:table-cell>
        </table:table-row>
        <table:table-row table:style-name="ro1">
          <table:table-cell/>
          <table:table-cell office:value-type="string">
            <text:p>Fri Fragt over 199,-</text:p>
          </table:table-cell>
          <table:table-cell office:value-type="string">
            <text:p>Lækre remme til [DEVICE]. Kæmpe Udvalg. Hurtig Levering og FRI Fragt over 199kr.</text:p>
          </table:table-cell>
        </table:table-row>
        <table:table-row table:style-name="ro1">
          <table:table-cell/>
          <table:table-cell office:value-type="string">
            <text:p>Gratis Fragt over 199,-</text:p>
          </table:table-cell>
          <table:table-cell office:value-type="string">
            <text:p>Mangler du en ny [DEVICE] urrem? Her finder du et stort udvalg af alle slags remme. GRATIS fragt ved køb over 199,-</text:p>
          </table:table-cell>
        </table:table-row>
        <table:table-row table:style-name="ro1">
          <table:table-cell/>
          <table:table-cell office:value-type="string">
            <text:p>Fri Levering over 199,-</text:p>
          </table:table-cell>
          <table:table-cell office:value-type="string">
            <text:p>Er det på tide at udskifte din [DEVICE] rem? Her kan du købe en nye til få penge. Vi sender inden kl. 15</text:p>
          </table:table-cell>
        </table:table-row>
        <table:table-row table:style-name="ro1">
          <table:table-cell/>
          <table:table-cell office:value-type="string">
            <text:p>Gratis Levering over 199,-</text:p>
          </table:table-cell>
          <table:table-cell office:value-type="string">
            <text:p>Uremme der passer perfekt til [DEVICE]. Vores lager er fyldt med flotte remme til ganske få kroner. Køber du for mere end 199kroner, betaler vi fragten.</text:p>
          </table:table-cell>
        </table:table-row>
        <table:table-row table:style-name="ro1">
          <table:table-cell/>
          <table:table-cell office:value-type="string">
            <text:p>Bedste Udvalg i Danmark</text:p>
          </table:table-cell>
          <table:table-cell/>
        </table:table-row>
        <table:table-row table:style-name="ro1">
          <table:table-cell/>
          <table:table-cell office:value-type="string">
            <text:p>Bedste Udvalg Remme til [DEVICE]</text:p>
          </table:table-cell>
          <table:table-cell/>
        </table:table-row>
        <table:table-row table:style-name="ro1">
          <table:table-cell/>
          <table:table-cell office:value-type="string">
            <text:p>Bedste Udvalg Urremme til [DEVICE]</text:p>
          </table:table-cell>
          <table:table-cell/>
        </table:table-row>
        <table:table-row table:style-name="ro1">
          <table:table-cell/>
          <table:table-cell office:value-type="string">
            <text:p>Hurtig &amp; Fri Fragt over 199,-</text:p>
          </table:table-cell>
          <table:table-cell/>
        </table:table-row>
        <table:table-row table:style-name="ro1">
          <table:table-cell/>
          <table:table-cell office:value-type="string">
            <text:p>Hurtig &amp; Gratis Fragt over 199,-</text:p>
          </table:table-cell>
          <table:table-cell/>
        </table:table-row>
        <table:table-row table:style-name="ro1">
          <table:table-cell/>
          <table:table-cell office:value-type="string">
            <text:p>Hurtig &amp; Fri Levering over 199,-</text:p>
          </table:table-cell>
          <table:table-cell/>
        </table:table-row>
        <table:table-row table:style-name="ro1">
          <table:table-cell/>
          <table:table-cell office:value-type="string">
            <text:p>Hurtig &amp; Gratis Levering over 199,-</text:p>
          </table:table-cell>
          <table:table-cell/>
        </table:table-row>
        <table:table-row table:style-name="ro1">
          <table:table-cell/>
          <table:table-cell office:value-type="string">
            <text:p>Gigantisk Udvalg</text:p>
          </table:table-cell>
          <table:table-cell/>
        </table:table-row>
        <table:table-row table:style-name="ro1">
          <table:table-cell/>
          <table:table-cell office:value-type="string">
            <text:p>Enormt Udvalg</text:p>
          </table:table-cell>
          <table:table-cell/>
        </table:table-row>
        <table:table-row table:style-name="ro1">
          <table:table-cell/>
          <table:table-cell office:value-type="string">
            <text:p>Gigantisk Udvalg af Remme til [DEVICE]</text:p>
          </table:table-cell>
          <table:table-cell/>
        </table:table-row>
        <table:table-row table:style-name="ro1">
          <table:table-cell/>
          <table:table-cell office:value-type="string">
            <text:p>Enormt Udvalg af Urremme til [DEVICE]</text:p>
          </table:table-cell>
          <table:table-cell/>
        </table:table-row>
        <table:table-row table:style-name="ro1">
          <table:table-cell/>
          <table:table-cell office:value-type="string">
            <text:p>Kæmpestort Udvalg</text:p>
          </table:table-cell>
          <table:table-cell/>
        </table:table-row>
        <table:table-row table:style-name="ro1">
          <table:table-cell/>
          <table:table-cell office:value-type="string">
            <text:p>Mægtigt Udvalg</text:p>
          </table:table-cell>
          <table:table-cell/>
        </table:table-row>
        <table:table-row table:style-name="ro1">
          <table:table-cell/>
          <table:table-cell office:value-type="string">
            <text:p>Kæmpestort Udvalg af Remme til [DEVICE]</text:p>
          </table:table-cell>
          <table:table-cell/>
        </table:table-row>
        <table:table-row table:style-name="ro1">
          <table:table-cell/>
          <table:table-cell office:value-type="string">
            <text:p>Mægtigt Udvalg af Urremme til [DEVICE]</text:p>
          </table:table-cell>
          <table:table-cell/>
        </table:table-row>
        <table:table-row table:style-name="ro1">
          <table:table-cell/>
          <table:table-cell office:value-type="string">
            <text:p>Mægtigt Sortiment</text:p>
          </table:table-cell>
          <table:table-cell/>
        </table:table-row>
        <table:table-row table:style-name="ro1">
          <table:table-cell/>
          <table:table-cell office:value-type="string">
            <text:p>Stort Sortiment af Urremme til [DEVICE]</text:p>
          </table:table-cell>
          <table:table-cell/>
        </table:table-row>
        <table:table-row table:style-name="ro1">
          <table:table-cell/>
          <table:table-cell office:value-type="string">
            <text:p>Bedste Sortiment af Urremme til [DEVICE]</text:p>
          </table:table-cell>
          <table:table-cell/>
        </table:table-row>
        <table:table-row table:style-name="ro1">
          <table:table-cell/>
          <table:table-cell office:value-type="string">
            <text:p>Mægtigt Sortiment af Urremme til [DEVICE]</text:p>
          </table:table-cell>
          <table:table-cell/>
        </table:table-row>
        <table:table-row table:style-name="ro1">
          <table:table-cell/>
          <table:table-cell office:value-type="string">
            <text:p>Stort Sortiment af Remme til [DEVICE]</text:p>
          </table:table-cell>
          <table:table-cell/>
        </table:table-row>
        <table:table-row table:style-name="ro1">
          <table:table-cell/>
          <table:table-cell office:value-type="string">
            <text:p>Bedste Sortiment af Remme til [DEVICE]</text:p>
          </table:table-cell>
          <table:table-cell/>
        </table:table-row>
        <table:table-row table:style-name="ro1">
          <table:table-cell/>
          <table:table-cell office:value-type="string">
            <text:p>Mægtigt Sortiment af Remme til [DEVICE]</text:p>
          </table:table-cell>
          <table:table-cell/>
        </table:table-row>
        <table:table-row table:style-name="ro1">
          <table:table-cell/>
          <table:table-cell office:value-type="string">
            <text:p>Stort Vare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Stort 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Bedste 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Kæmpe 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Giga 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Remme &amp; Tilbehør - Fri Fragt over 199,-</text:p>
          </table:table-cell>
          <table:table-cell/>
        </table:table-row>
        <table:table-row table:style-name="ro1">
          <table:table-cell/>
          <table:table-cell office:value-type="string">
            <text:p>Urremme &amp; Tilbehør - Fri Levering over 199,-</text:p>
          </table:table-cell>
          <table:table-cell/>
        </table:table-row>
        <table:table-row table:style-name="ro1">
          <table:table-cell/>
          <table:table-cell office:value-type="string">
            <text:p>Køb ny rem til [DEVICE] Her</text:p>
          </table:table-cell>
          <table:table-cell/>
        </table:table-row>
        <table:table-row table:style-name="ro1">
          <table:table-cell/>
          <table:table-cell office:value-type="string">
            <text:p>Find en ny rem til [DEVICE] Her</text:p>
          </table:table-cell>
          <table:table-cell/>
        </table:table-row>
        <table:table-row table:style-name="ro1">
          <table:table-cell/>
          <table:table-cell office:value-type="string">
            <text:p>Køb ny Urrem til [DEVICE] Her</text:p>
          </table:table-cell>
          <table:table-cell/>
        </table:table-row>
        <table:table-row table:style-name="ro1">
          <table:table-cell/>
          <table:table-cell office:value-type="string">
            <text:p>Find en ny Urrem til [DEVICE] Her</text:p>
          </table:table-cell>
          <table:table-cell/>
        </table:table-row>
        <table:table-row table:style-name="ro1">
          <table:table-cell/>
          <table:table-cell office:value-type="string">
            <text:p>Køb en Erstatningsrem til [DEVICE] Her</text:p>
          </table:table-cell>
          <table:table-cell/>
        </table:table-row>
        <table:table-row table:style-name="ro1">
          <table:table-cell/>
          <table:table-cell office:value-type="string">
            <text:p>Lækre Urremme til [DEVICE]</text:p>
          </table:table-cell>
          <table:table-cell/>
        </table:table-row>
      </table:table>
      <table:table table:name="se" table:style-name="ta1" table:print="false">
        <table:table-column table:style-name="co4" table:number-columns-repeated="3" table:default-cell-style-name="Default"/>
        <table:table-row table:style-name="ro2">
          <table:table-cell office:value-type="string">
            <text:p>kw</text:p>
          </table:table-cell>
          <table:table-cell office:value-type="string">
            <text:p>cta</text:p>
          </table:table-cell>
          <table:table-cell office:value-type="string">
            <text:p>meta_desc</text:p>
          </table:table-cell>
        </table:table-row>
        <table:table-row table:style-name="ro1">
          <table:table-cell table:number-columns-repeated="3" office:value-type="string">
            <text:p>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2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2-12-06T12:16:58</dc:date>
    <meta:editing-duration>PT33S</meta:editing-duration>
    <meta:editing-cycles>3</meta:editing-cycles>
    <meta:document-statistic meta:table-count="2" meta:cell-count="68" meta:object-count="0"/>
  </office:meta>
</office:document-meta>
</file>